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c036e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c036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acf5" officeooo:paragraph-rsid="0057acf5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72bf" officeooo:paragraph-rsid="005972b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officeooo:paragraph-rsid="005c036e"/>
    </style:style>
    <style:style style:name="P16" style:family="paragraph" style:parent-style-name="Standard">
      <style:paragraph-properties fo:text-align="start" style:justify-single-word="false"/>
      <style:text-properties style:font-name="DejaVu Sans Condensed" officeooo:paragraph-rsid="005cea0b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officeooo:paragraph-rsid="005cea0b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DejaVu Sans Condensed" officeooo:paragraph-rsid="005cea0b"/>
    </style:style>
    <style:style style:name="P19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cea0b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e142" officeooo:paragraph-rsid="005cea0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42bd9" officeooo:paragraph-rsid="005cea0b" style:font-size-asian="12pt" style:font-weight-asian="bold" style:font-size-complex="12pt" style:font-weight-complex="bold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5e24e" officeooo:paragraph-rsid="005cea0b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" officeooo:rsid="0055e24e" officeooo:paragraph-rsid="005cea0b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officeooo:rsid="0055e24e" officeooo:paragraph-rsid="005cea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3f01" style:font-weight-asian="bold" style:font-weight-complex="bold"/>
    </style:style>
    <style:style style:name="T3" style:family="text">
      <style:text-properties fo:font-weight="bold" officeooo:rsid="00527336" style:font-weight-asian="bold" style:font-weight-complex="bold"/>
    </style:style>
    <style:style style:name="T4" style:family="text">
      <style:text-properties officeooo:rsid="00339c7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efa50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57acf5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b5208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972b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7acf5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4c2aca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4f174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5b520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264d9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1bf317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fo:font-size="12pt" fo:font-weight="bold" officeooo:rsid="003a9e6e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fo:font-size="12pt" fo:font-weight="bold" officeooo:rsid="005972bf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57acf5" style:font-size-asian="12pt" style:font-weight-asian="bold" style:font-size-complex="12pt" style:font-weight-complex="bold"/>
    </style:style>
    <style:style style:name="T27" style:family="text">
      <style:text-properties officeooo:rsid="0035db3e"/>
    </style:style>
    <style:style style:name="T2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503f01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4be142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55e24e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52fd27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571aa6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4f9a0b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03f01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be142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be884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"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"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"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DejaVu Sans Condensed"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DejaVu Sans Condensed"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officeooo:rsid="00542bd9"/>
    </style:style>
    <style:style style:name="T47" style:family="text">
      <style:text-properties officeooo:rsid="00579eff"/>
    </style:style>
    <style:style style:name="T48" style:family="text">
      <style:text-properties officeooo:rsid="00503f01"/>
    </style:style>
    <style:style style:name="T49" style:family="text">
      <style:text-properties officeooo:rsid="005cea0b"/>
    </style:style>
    <style:style style:name="T50" style:family="text">
      <style:text-properties style:font-name="DejaVu Sans Condensed" fo:font-size="12pt" fo:font-weight="bold" officeooo:rsid="0055e24e" style:font-size-asian="12pt" style:font-weight-asian="bold" style:font-size-complex="12pt" style:font-weight-complex="bold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55e24e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4be142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503f01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4be884" style:font-size-asian="12pt" style:font-weight-asian="bold" style:font-size-complex="12pt" style:font-weight-complex="bold"/>
    </style:style>
    <style:style style:name="T56" style:family="text">
      <style:text-properties fo:font-size="12pt" fo:font-weight="normal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4be142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55e24e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503f01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52fd27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571aa6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4f9a0b" style:font-size-asian="12pt" style:font-weight-asian="normal" style:font-size-complex="12pt" style:font-weight-complex="normal"/>
    </style:style>
    <style:style style:name="T63" style:family="text">
      <style:text-properties fo:font-size="12pt" fo:font-style="normal" fo:font-weight="normal" officeooo:rsid="005660f6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55e24e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571aa6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bold" officeooo:rsid="005660f6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size="12pt" fo:font-style="normal" fo:font-weight="bold" officeooo:rsid="0055e24e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font-size="12pt" fo:font-style="normal" fo:font-weight="bold" officeooo:rsid="00571aa6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7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5"><text:span text:style-name="T18">5</text:span><text:span text:style-name="T19">0</text:span><text:span text:style-name="T20">5</text:span><text:span text:style-name="T21"> - </text:span><text:span text:style-name="T22">A/G </text:span><text:span text:style-name="T23">- </text:span><text:span text:style-name="T24">JDAM, </text:span><text:span text:style-name="T25">LJDAM, </text:span><text:span text:style-name="T26">CBU-105</text:span></text:p>
      <text:p text:style-name="P3"/>
      <text:p text:style-name="P5"><text:span text:style-name="T1">Master Arm</text:span> ... <text:span text:style-name="T1">ON</text:span></text:p>
      <text:p text:style-name="P5"><text:span text:style-name="T1">Master Mode</text:span> ... <text:span text:style-name="T1">A/G</text:span></text:p>
      <text:p text:style-name="P6"/>
      <text:p text:style-name="P16"><text:span text:style-name="T52">TGP</text:span><text:span text:style-name="T57"> switch ... </text:span><text:span text:style-name="T53">ON</text:span><text:span text:style-name="T57"> </text:span><text:span text:style-name="T63">(</text:span><text:span text:style-name="T64">left instrument panel</text:span><text:span text:style-name="T63">)</text:span><text:span text:style-name="T65">, takes 60 seconds to warm up</text:span></text:p>
      <text:p text:style-name="P16"><text:span text:style-name="T66">L</text:span><text:span text:style-name="T67">ASER</text:span><text:span text:style-name="T64"> switch ... </text:span><text:span text:style-name="T68">ARM</text:span><text:span text:style-name="T64"> (left instrument panel)</text:span></text:p>
      <text:p text:style-name="P20"/>
      <text:p text:style-name="P16"><text:span text:style-name="T54">Designate a target with </text:span><text:span text:style-name="T52">TGP</text:span></text:p>
      <text:list xml:id="list60815457" text:style-name="L6">
        <text:list-item>
          <text:p text:style-name="P22">On <text:span text:style-name="T1">right MFD</text:span>, go to <text:span text:style-name="T1">TGP</text:span> page either by pressing <text:span text:style-name="T1">TGP</text:span> OSB, or with <text:span text:style-name="T1">Coolie Hat right short</text:span> (<text:span text:style-name="T1">Dish Hat right short</text:span>) to cycle pages.</text:p>
        </text:list-item>
        <text:list-item>
          <text:p text:style-name="P17"><text:span text:style-name="T58">Press </text:span><text:span text:style-name="T54">Coolie Hat </text:span><text:span text:style-name="T52">right long</text:span><text:span text:style-name="T59"> (</text:span><text:span text:style-name="T54">Dish Hat </text:span><text:span text:style-name="T52">right long</text:span><text:span text:style-name="T59">) to put </text:span><text:span text:style-name="T54">SOI</text:span><text:span text:style-name="T59"> in </text:span><text:span text:style-name="T52">TGP</text:span><text:span text:style-name="T58"> MFD</text:span><text:span text:style-name="T59">.</text:span></text:p>
        </text:list-item>
        <text:list-item>
          <text:p text:style-name="P17"><text:span text:style-name="T60">C</text:span><text:span text:style-name="T58">ontrols with </text:span><text:span text:style-name="T52">TGP</text:span><text:span text:style-name="T58"> as </text:span><text:span text:style-name="T52">SOI</text:span><text:span text:style-name="T58">:</text:span></text:p>
        </text:list-item>
      </text:list>
      <text:list text:style-name="L8">
        <text:list-item>
          <text:list>
            <text:list-item>
              <text:p text:style-name="P23"><text:span text:style-name="T51">Slew</text:span><text:span text:style-name="T56"> ... </text:span><text:span text:style-name="T51">TDC Ministick</text:span></text:p>
            </text:list-item>
            <text:list-item>
              <text:p text:style-name="P23"><text:span text:style-name="T51">Zoom</text:span><text:span text:style-name="T56"> ... </text:span><text:span text:style-name="T51">DMS forward/aft</text:span><text:span text:style-name="T56"> (</text:span><text:span text:style-name="T51">Middle Finger Hat up/down</text:span><text:span text:style-name="T56">)</text:span></text:p>
            </text:list-item>
            <text:list-item>
              <text:p text:style-name="P23"><text:span text:style-name="T51">FOV toggle</text:span><text:span text:style-name="T56"> ... </text:span><text:span text:style-name="T51">China Hat forward short</text:span><text:span text:style-name="T56"> (</text:span><text:span text:style-name="T51">Front Thumb Button press short</text:span><text:span text:style-name="T56">)</text:span></text:p>
            </text:list-item>
            <text:list-item>
              <text:p text:style-name="P23"><text:span text:style-name="T55">Lock target and </text:span><text:span text:style-name="T51">Point/Area track</text:span><text:span text:style-name="T56"> </text:span><text:span text:style-name="T61">toggle </text:span><text:span text:style-name="T56">... </text:span><text:span text:style-name="T51">TMS up short</text:span><text:span text:style-name="T56"> (</text:span><text:span text:style-name="T51">Gray Reset Hat forward short</text:span><text:span text:style-name="T56">)</text:span></text:p>
            </text:list-item>
            <text:list-item>
              <text:p text:style-name="P23"><text:span text:style-name="T51">Set SPI at crosshairs</text:span><text:span text:style-name="T56"> ... </text:span><text:span text:style-name="T51">TMS up long</text:span><text:span text:style-name="T56"> (</text:span><text:span text:style-name="T51">Gray Reset Hat forward long</text:span><text:span text:style-name="T56">)</text:span></text:p>
            </text:list-item>
            <text:list-item>
              <text:p text:style-name="P18"><text:span text:style-name="T52">Reset to boresight</text:span><text:span text:style-name="T58"> ... </text:span><text:span text:style-name="T52">China Hat aft short</text:span><text:span text:style-name="T58"> (</text:span><text:span text:style-name="T52">Rear Thumb Button press short</text:span><text:span text:style-name="T58">)</text:span></text:p>
            </text:list-item>
            <text:list-item>
              <text:p text:style-name="P18"><text:span text:style-name="T52">Reset to steerpoint</text:span><text:span text:style-name="T58"> ... </text:span><text:span text:style-name="T52">China Hat aft long</text:span><text:span text:style-name="T58"> (</text:span><text:span text:style-name="T52">Rear Thumb Button press long</text:span><text:span text:style-name="T58">)</text:span></text:p>
            </text:list-item>
            <text:list-item>
              <text:p text:style-name="P18"><text:span text:style-name="T52">Reset to SPI</text:span><text:span text:style-name="T58"> ... </text:span><text:span text:style-name="T52">China Hat forward long</text:span><text:span text:style-name="T58"> (</text:span><text:span text:style-name="T52">Front Thumb Button press long</text:span><text:span text:style-name="T58">)</text:span></text:p>
            </text:list-item>
            <text:list-item>
              <text:p text:style-name="P23"><text:span text:style-name="T51">FLIR/CCD mode</text:span><text:span text:style-name="T56"> ... </text:span><text:span text:style-name="T51">Boat Switch forward/aft</text:span><text:span text:style-name="T56"> (</text:span><text:span text:style-name="T51">Pinky Switch down/up</text:span><text:span text:style-name="T56">) for </text:span><text:span text:style-name="T51">FLIR BHOT/WHOT</text:span><text:span text:style-name="T56">, </text:span><text:span text:style-name="T51">Boat Switch center</text:span><text:span text:style-name="T56"> (</text:span><text:span text:style-name="T51">Pinky Switch press</text:span><text:span text:style-name="T56">) for </text:span><text:span text:style-name="T51">CCD</text:span><text:span text:style-name="T56"> (TV mode).</text:span></text:p>
            </text:list-item>
          </text:list>
        </text:list-item>
      </text:list>
      <text:list xml:id="list191628579879296" text:continue-list="list60815457" text:style-name="L6">
        <text:list-item>
          <text:p text:style-name="P24"><text:span text:style-name="T56">When pointed at the target, press </text:span><text:span text:style-name="T51">TMS up short</text:span><text:span text:style-name="T56"> (</text:span><text:span text:style-name="T51">Gray Reset Hat forward short</text:span><text:span text:style-name="T56">) to set point or area track</text:span><text:span text:style-name="T62">.</text:span></text:p>
        </text:list-item>
        <text:list-item>
          <text:p text:style-name="P24"><text:span text:style-name="T62">Then </text:span><text:span text:style-name="T51">TMS up long</text:span><text:span text:style-name="T56"> (</text:span><text:span text:style-name="T51">Gray Reset Hat forward long</text:span><text:span text:style-name="T56">) to set </text:span><text:span text:style-name="T51">SPI</text:span><text:span text:style-name="T56">.</text:span></text:p>
        </text:list-item>
      </text:list>
      <text:p text:style-name="P20"/>
      <text:p text:style-name="P21">Share your SPI with other flight members</text:p>
      <text:list text:style-name="L9">
        <text:list-item>
          <text:p text:style-name="P19"><text:span text:style-name="T46">When you have a SPI</text:span><text:span text:style-name="T47">, p</text:span><text:span text:style-name="T46">ress </text:span><text:span text:style-name="T2">TMS long left</text:span><text:span text:style-name="T48"> (</text:span><text:span text:style-name="T3">Gray Reset </text:span><text:span text:style-name="T2">Hat long left</text:span><text:span text:style-name="T48">)</text:span><text:span text:style-name="T46"> to broadcast it.</text:span><text:span text:style-name="T48"> </text:span><text:span text:style-name="T46">(</text:span><text:span text:style-name="T48">TAD page shows SPI ON.</text:span><text:span text:style-name="T46">)</text:span></text:p>
        </text:list-item>
      </text:list>
      <text:p text:style-name="P6"/>
      <text:p text:style-name="P4"><text:span text:style-name="T4">J</text:span>DAM<text:span text:style-name="T49">s</text:span><text:span text:style-name="T8"> with TPOD -- TODO</text:span></text:p>
      <text:list text:style-name="L1">
        <text:list-item>
          <text:p text:style-name="P7"><text:span text:style-name="T6">S</text:span><text:span text:style-name="T5">et up bombs as you would for </text:span><text:span text:style-name="T7">CCRP</text:span><text:span text:style-name="T5">.</text:span></text:p>
        </text:list-item>
        <text:list-item>
          <text:p text:style-name="P8">Designate target with TGP and <text:span text:style-name="T1">set SPI</text:span> to target location (<text:span text:style-name="T1">Gray Reset Hat forward long</text:span>).</text:p>
        </text:list-item>
        <text:list-item>
          <text:p text:style-name="P11">Range DLZ should show on left side of HUD.</text:p>
        </text:list-item>
        <text:list-item>
          <text:p text:style-name="P11">When in range, <text:span text:style-name="T1">press AND HOLD Red Button</text:span> until the bomb drops.</text:p>
        </text:list-item>
      </text:list>
      <text:list text:style-name="L2">
        <text:list-item>
          <text:list>
            <text:list-item>
              <text:p text:style-name="P12">If you don't hold the button down until the bomb drops, you'll get a red "IAM LAUNCH ABORTED" warning. <text:s/>Press TMS left (Gray Reset Hat left) to clear (clears all WCN warnings). <text:s/>Not sure if the weapon can be used afterwards or if it's just hung.</text:p>
            </text:list-item>
          </text:list>
        </text:list-item>
      </text:list>
      <text:p text:style-name="P9"/>
      <text:p text:style-name="P14">GBU-58 LJDAM with TPOD -- TODO</text:p>
      <text:list text:style-name="L3">
        <text:list-item>
          <text:p text:style-name="P13">TODO</text:p>
        </text:list-item>
        <text:list-item>
          <text:p text:style-name="P13">Should be same as GBU-38, but should home on laser if you're lasing.</text:p>
        </text:list-item>
      </text:list>
      <text:p text:style-name="P9"/>
      <text:p text:style-name="P9">CBU-105 -- TODO</text:p>
      <text:list text:style-name="L4">
        <text:list-item>
          <text:p text:style-name="P10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3T19:16:27.694000000</dc:date>
    <meta:editing-duration>PT13H17M4S</meta:editing-duration>
    <meta:editing-cycles>6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9" meta:word-count="419" meta:character-count="2121" meta:non-whitespace-character-count="1762"/>
  </office:meta>
</office:document-meta>
</file>